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text-properties fo:font-size="12pt" style:font-size-asian="10.5pt" style:font-size-complex="12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DejaVu Sans1" style:font-size-asian="12pt" style:language-asian="fr" style:country-asian="FR" style:font-style-asian="normal" style:font-weight-asian="normal" style:font-name-complex="DejaVu Sans1" style:font-size-complex="12pt" style:language-complex="fr" style:country-complex="FR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tracked-changes text:track-changes="false">
        <text:changed-region text:id="ct-1402619416">
          <text:insertion>
            <office:change-info>
              <dc:creator>Gaëtan Delannay</dc:creator>
              <dc:date>2009-07-08T13:35:00</dc:date>
            </office:change-info>
          </text:insertion>
        </text:changed-region>
        <text:changed-region text:id="ct-1396687712">
          <text:insertion>
            <office:change-info>
              <dc:creator>Gaëtan Delannay</dc:creator>
              <dc:date>2009-07-08T13:43:00</dc:date>
            </office:change-info>
          </text:insertion>
        </text:changed-region>
        <text:changed-region text:id="ct-1404910408">
          <text:insertion>
            <office:change-info>
              <dc:creator>Gaëtan Delannay</dc:creator>
              <dc:date>2009-07-08T13:47:00</dc:date>
            </office:change-info>
          </text:insertion>
        </text:changed-region>
        <text:changed-region text:id="ct-1404181720">
          <text:insertion>
            <office:change-info>
              <dc:creator>Gaëtan Delannay</dc:creator>
              <dc:date>2009-07-08T13:45:00</dc:date>
            </office:change-info>
          </text:insertion>
        </text:changed-region>
        <text:changed-region text:id="ct-1405062456">
          <text:insertion>
            <office:change-info>
              <dc:creator>Gaëtan Delannay</dc:creator>
              <dc:date>2009-07-08T13:45:00</dc:date>
            </office:change-info>
          </text:insertion>
        </text:changed-region>
        <text:changed-region text:id="ct-1402552128">
          <text:insertion>
            <office:change-info>
              <dc:creator>Gaëtan Delannay</dc:creator>
              <dc:date>2009-07-08T13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thin this par<office:annotation><dc:creator>Gaëtan Delannay</dc:creator><dc:date>2009-07-08T13:34:45</dc:date><text:p text:style-name="P4"><text:span text:style-name="T3">do text with hello = 'Hello world!'</text:span></text:p></office:annotation>agraph, I can say « <text:change-start text:change-id="ct-1402619416"/>hello<text:change-end text:change-id="ct-1402619416"/> » because I defined it in a note.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office:annotation><dc:creator>Gaëtan Delannay</dc:creator><dc:date>2009-07-08T13:44:29</dc:date><text:p text:style-name="P4"><text:span text:style-name="T3">do cell with var1 = 'var1 OVERRIDDEN'</text:span></text:p></office:annotation>Within this<office:annotation><dc:creator>Gaëtan Delannay</dc:creator><dc:date>2009-07-08T13:46:01</dc:date><text:p text:style-name="P4"><text:span text:style-name="T3">do text with var2 = 'var2 OVERRIDDEN'</text:span></text:p></office:annotation> paragraph, I will override var2: <text:change-start text:change-id="ct-1396687712"/>var2<text:change-end text:change-id="ct-1396687712"/></text:p>
            <text:p text:style-name="Table_20_Contents">Within this one, var2 will not be overridden. Var2 is <text:change-start text:change-id="ct-1404910408"/>var2<text:change-end text:change-id="ct-1404910408"/>. Var1 is <text:change-start text:change-id="ct-1404181720"/>var1<text:change-end text:change-id="ct-1404181720"/>.</text:p>
            <text:p text:style-name="Table_20_Contents">Var1 is overridden within the entire cell: <text:change-start text:change-id="ct-1405062456"/>var1<text:change-end text:change-id="ct-1405062456"/>.</text:p>
          </table:table-cell>
        </table:table-row>
      </table:table>
      <text:p text:style-name="Standard"><text:s/></text:p>
      <text:p text:style-name="Standard">Var1 not overridden = <text:change-start text:change-id="ct-1402552128"/>var1<text:change-end text:change-id="ct-1402552128"/>.</text:p>
      <text:p text:style-name="Standard"/>
      <text:p text:style-name="Standard">A wr<office:annotation><dc:creator>Gaëtan Delannay</dc:creator><dc:date>2009-07-08T13:53:25</dc:date><text:p><text:span text:style-name="T3">do text with aWrongVar + 2</text:span></text:p></office:annotation>ong variable definition in this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1" style:font-size-asian="12pt" style:language-asian="fr" style:country-asian="FR" style:font-name-complex="DejaVu Sans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04-20T21:43:58</meta:creation-date>
    <dc:creator>Gaëtan Delannay</dc:creator>
    <dc:date>2009-07-08T13:54:56</dc:date>
    <dc:language>fr-FR</dc:language>
    <meta:editing-cycles>22</meta:editing-cycles>
    <meta:editing-duration>PT04H20M56S</meta:editing-duration>
    <meta:document-statistic meta:table-count="1" meta:image-count="0" meta:object-count="0" meta:page-count="1" meta:paragraph-count="7" meta:word-count="60" meta:character-count="322"/>
    <meta:user-defined meta:name="Info 1"/>
    <meta:user-defined meta:name="Info 2"/>
    <meta:user-defined meta:name="Info 3"/>
    <meta:user-defined meta:name="Info 4"/>
  </office:meta>
</office:document-meta>
</file>